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 fo:margin-left="36.00pt" fo:text-indent="36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 fo:margin-top="12.00pt"/>
    </style:style>
    <style:style style:name="P6" style:family="paragraph">
      <style:paragraph-properties fo:line-height="115.00%" fo:text-align="left"/>
    </style:style>
  </office:automatic-styles>
  <office:body>
    <office:text>
      <text:p text:style-name="P1"><text:span text:style-name="T1">ALUNAS: <text:tab/>ALINY ALVES DUTRA</text:span></text:p>
      <text:p text:style-name="P1"><text:span text:style-name="T1"><text:tab/><text:s text:c="4"/><text:tab/>ANA CRISTINA THIERSCH DA CRUZ</text:span></text:p>
      <text:p text:style-name="P2"><text:span text:style-name="T1">STHEFFANY CRUVINEL MARTINS</text:span></text:p>
      <text:p text:style-name="P2"><text:span text:style-name="T2"/></text:p>
      <text:p text:style-name="P3"><text:span text:style-name="T3">Lembre-se de sempre que possível verificar atualizações com sudo apt update.</text:span></text:p>
      <text:p text:style-name="P3"><text:span text:style-name="T4"/></text:p>
      <text:p text:style-name="P3"><text:span text:style-name="T5">Passo 1) Caso não tenha o PostgreSQL instalado, no virtual há o tutorial do professor:</text:span></text:p>
      <text:p text:style-name="P3"><text:span text:style-name="T6"/></text:p>
      <text:p text:style-name="P3"><text:span text:style-name="T7">Siga o tutorial do professor.</text:span></text:p>
      <text:p text:style-name="P3"><text:span text:style-name="T8"/></text:p>
      <text:p text:style-name="P3"><text:span text:style-name="T9">Passo 2) Abra o pgAdmin</text:span></text:p>
      <text:p text:style-name="P3"><text:span text:style-name="T10"/></text:p>
      <text:p text:style-name="P3"><text:span text:style-name="T11">Passo 3) Crie as tabelas:</text:span></text:p>
      <text:p text:style-name="P3"><text:span text:style-name="T11"><text:tab/> <text:tab/> <text:tab/> <text:tab/></text:span></text:p>
      <text:p text:style-name="P4"><text:span text:style-name="T12">BEGIN;</text:span></text:p>
      <text:p text:style-name="P5"><text:span text:style-name="T12"><text:line-break/></text:span></text:p>
      <text:p text:style-name="P5"><text:span text:style-name="T12">CREATE TABLE IF NOT EXISTS public.doador</text:span></text:p>
      <text:p text:style-name="P5"><text:span text:style-name="T12">(</text:span></text:p>
      <text:p text:style-name="P5"><text:span text:style-name="T12">codigo bigserial NOT NULL,</text:span></text:p>
      <text:p text:style-name="P5"><text:span text:style-name="T12">nome text,</text:span></text:p>
      <text:p text:style-name="P5"><text:span text:style-name="T12">cpf text,</text:span></text:p>
      <text:p text:style-name="P5"><text:span text:style-name="T12">contato text,</text:span></text:p>
      <text:p text:style-name="P5"><text:span text:style-name="T12">tipo_sanguineo text,</text:span></text:p>
      <text:p text:style-name="P5"><text:span text:style-name="T12">rh text,</text:span></text:p>
      <text:p text:style-name="P5"><text:span text:style-name="T12">tipo_rh_corretos boolean,</text:span></text:p>
      <text:p text:style-name="P5"><text:span text:style-name="T12">situacao text,</text:span></text:p>
      <text:p text:style-name="P5"><text:span text:style-name="T12">PRIMARY KEY (codigo)</text:span></text:p>
      <text:p text:style-name="P5"><text:span text:style-name="T12">);</text:span></text:p>
      <text:p text:style-name="P5"><text:span text:style-name="T12"><text:line-break/></text:span></text:p>
      <text:p text:style-name="P5"><text:span text:style-name="T12">CREATE TABLE IF NOT EXISTS public.doacao</text:span></text:p>
      <text:p text:style-name="P5"><text:span text:style-name="T12">(</text:span></text:p>
      <text:p text:style-name="P5"><text:span text:style-name="T12">codigo bigserial NOT NULL,</text:span></text:p>
      <text:p text:style-name="P5"><text:span text:style-name="T12">data date,</text:span></text:p>
      <text:p text:style-name="P5"><text:span text:style-name="T12">hora time without time zone,</text:span></text:p>
      <text:p text:style-name="P5"><text:span text:style-name="T12">volume numeric(10, 3),</text:span></text:p>
      <text:p text:style-name="P5"><text:span text:style-name="T12">situacao text,</text:span></text:p>
      <text:p text:style-name="P5"><text:span text:style-name="T12">codigo_doador bigint,</text:span></text:p>
      <text:p text:style-name="P5"><text:span text:style-name="T12">PRIMARY KEY (codigo)</text:span></text:p>
      <text:p text:style-name="P5"><text:span text:style-name="T12">);</text:span></text:p>
      <text:p text:style-name="P5"><text:span text:style-name="T12"><text:line-break/></text:span></text:p>
      <text:p text:style-name="P5"><text:span text:style-name="T12">ALTER TABLE IF EXISTS public.doacao</text:span></text:p>
      <text:p text:style-name="P5"><text:span text:style-name="T12">ADD FOREIGN KEY (codigo_doador)</text:span></text:p>
      <text:p text:style-name="P5"><text:span text:style-name="T12">REFERENCES public.doador (codigo) MATCH SIMPLE</text:span></text:p>
      <text:p text:style-name="P5"><text:span text:style-name="T12">ON UPDATE NO ACTION</text:span></text:p>
      <text:p text:style-name="P5"><text:span text:style-name="T12">ON DELETE NO ACTION</text:span></text:p>
      <text:p text:style-name="P5"><text:span text:style-name="T12">NOT VALID;</text:span></text:p>
      <text:p text:style-name="P5"><text:span text:style-name="T12"><text:line-break/></text:span></text:p>
      <text:p text:style-name="P5"><text:span text:style-name="T12">END;</text:span></text:p>
      <text:p text:style-name="P6"><text:span text:style-name="T13"/></text:p>
      <text:p text:style-name="P6"><text:span text:style-name="T14"/></text:p>
      <text:p text:style-name="P6"><text:span text:style-name="T14">Instale o pacote pg para comunicação com o banco de dados postgres:</text:span></text:p>
      <text:p text:style-name="P6"><text:span text:style-name="T14"/></text:p>
      <text:p text:style-name="P6"><text:span text:style-name="T14">Dentro de backend, na pasta src, execute o comando npm install pg</text:span></text:p>
      <text:p text:style-name="P6"><text:span text:style-name="T14"/></text:p>
      <text:p text:style-name="P6"><text:span text:style-name="T14">Dentro de backend, no arquivo routes.js, cole o seguinte código:</text:span></text:p>
      <text:p text:style-name="P6"><text:span text:style-name="T14"/></text:p>
      <text:p text:style-name="P6"><text:span text:style-name="T14">const { Pool } = require('pg');</text:span></text:p>
      <text:p text:style-name="P6"><text:span text:style-name="T14"/></text:p>
      <text:p text:style-name="P6"><text:span text:style-name="T14">const pool = new Pool({</text:span></text:p>
      <text:p text:style-name="P6"><text:span text:style-name="T14"><text:s text:c="4"/>user: 'postgres',</text:span></text:p>
      <text:p text:style-name="P6"><text:span text:style-name="T14"><text:s text:c="4"/>host: 'localhost',</text:span></text:p>
      <text:p text:style-name="P6"><text:span text:style-name="T14"><text:s text:c="4"/>database: 'daw1',</text:span></text:p>
      <text:p text:style-name="P6"><text:span text:style-name="T14"><text:s text:c="4"/>password: '12345',</text:span></text:p>
      <text:p text:style-name="P6"><text:span text:style-name="T14"><text:s text:c="4"/>port: 5432,</text:span></text:p>
      <text:p text:style-name="P6"><text:span text:style-name="T14">});</text:span></text:p>
      <text:p text:style-name="P6"><text:span text:style-name="T14"/></text:p>
      <text:p text:style-name="P6"><text:span text:style-name="T14">routes.get('/doador', async (req, res) =&gt; {</text:span></text:p>
      <text:p text:style-name="P6"><text:span text:style-name="T14"><text:s text:c="4"/>try {</text:span></text:p>
      <text:p text:style-name="P6"><text:span text:style-name="T14"><text:s text:c="8"/>const client = await pool.connect();</text:span></text:p>
      <text:p text:style-name="P6"><text:span text:style-name="T14"><text:s text:c="8"/>const result = await client.query('SELECT * FROM DOADOR');</text:span></text:p>
      <text:p text:style-name="P6"><text:span text:style-name="T14"><text:s text:c="8"/>const doador = result.rows;</text:span></text:p>
      <text:p text:style-name="P6"><text:span text:style-name="T14"><text:s text:c="8"/>client.release();</text:span></text:p>
      <text:p text:style-name="P6"><text:span text:style-name="T14"><text:s text:c="8"/>res.json(doador);</text:span></text:p>
      <text:p text:style-name="P6"><text:span text:style-name="T14"><text:s text:c="4"/>} catch (err) {</text:span></text:p>
      <text:p text:style-name="P6"><text:span text:style-name="T14"><text:s text:c="8"/>console.error('Erro ao buscar usuários', err);</text:span></text:p>
      <text:p text:style-name="P6"><text:span text:style-name="T14"><text:s text:c="8"/>res.status(500).json({ error: 'Erro ao buscar usuários' });</text:span></text:p>
      <text:p text:style-name="P6"><text:span text:style-name="T14"><text:s text:c="4"/>}</text:span></text:p>
      <text:p text:style-name="P6"><text:span text:style-name="T14">})</text:span></text:p>
      <text:p text:style-name="P6"><text:span text:style-name="T14"/></text:p>
      <text:p text:style-name="P6"><text:span text:style-name="T14">Para validar se o pool de conexões está conectado ao banco, acesse localhost:3333/doador</text:span></text:p>
      <text:p text:style-name="P6"><text:span text:style-name="T14">O resultado retornado deve ser um objeto com as linhas da tabela em forma de array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